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B4C7DC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>
      <style:table-cell-properties fo:border="thin solid #000000" style:vertical-align="middle" fo:background-color="#B4C7DC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36">
      <style:table-cell-properties fo:border="thin solid #000000" fo:background-color="#B4C7DC"/>
    </style:style>
    <style:style style:name="ce5" style:family="table-cell" style:parent-style-name="Default" style:data-style-name="N0">
      <style:table-cell-properties fo:border-top="thin dashed #000000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thin dashed #000000" fo:border-bottom="none" fo:border-left="thin dashed #000000" fo:border-right="thin dashed #000000"/>
    </style:style>
    <style:style style:name="ce7" style:family="table-cell" style:parent-style-name="Default" style:data-style-name="N0">
      <style:table-cell-properties fo:border-top="thin dashed #000000" fo:border-bottom="none" fo:border-left="thin dashed #000000" fo:border-right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dashed #000000" fo:border-right="thin dashed #000000"/>
    </style:style>
    <style:style style:name="ce10" style:family="table-cell" style:parent-style-name="Default" style:data-style-name="N0">
      <style:table-cell-properties fo:border-top="none" fo:border-bottom="none" fo:border-left="thin dashed #000000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dashed #000000" fo:border-right="thin solid #000000" style:vertical-align="automatic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none" fo:border-bottom="thin solid #000000" fo:border-left="thin dashed #000000" fo:border-right="thin dashed #000000"/>
    </style:style>
    <style:style style:name="ce14" style:family="table-cell" style:parent-style-name="Default" style:data-style-name="N0">
      <style:table-cell-properties fo:border-top="none" fo:border-bottom="thin solid #000000" fo:border-left="thin dashed #000000" fo:border-right="thin solid #000000"/>
    </style:style>
    <style:style style:name="ce15" style:family="table-cell" style:parent-style-name="Default" style:data-style-name="N0">
      <style:table-cell-properties fo:border="thin solid #000000" style:vertical-align="middle" fo:background-color="#B4C7DC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Default" style:data-style-name="N37">
      <style:table-cell-properties fo:border="thin solid #000000" style:vertical-align="middle" fo:background-color="#B4C7DC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1.21708333333333cm" style:use-optimal-column-width="true"/>
    </style:style>
    <style:style style:name="co3" style:family="table-column">
      <style:table-column-properties fo:break-before="auto" style:column-width="1.48166666666667cm" style:use-optimal-column-width="true"/>
    </style:style>
    <style:style style:name="co4" style:family="table-column">
      <style:table-column-properties fo:break-before="auto" style:column-width="1.32291666666667cm" style:use-optimal-column-width="true"/>
    </style:style>
    <style:style style:name="co5" style:family="table-column">
      <style:table-column-properties fo:break-before="auto" style:column-width="1.42875cm" style:use-optimal-column-width="true"/>
    </style:style>
    <style:style style:name="co6" style:family="table-column">
      <style:table-column-properties fo:break-before="auto" style:column-width="1.349375cm" style:use-optimal-column-width="true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2">
      <style:graphic-properties fo:wrap-option="no-wrap" fo:padding-top="0in" fo:padding-bottom="0in" fo:padding-left="0in" fo:padding-right="0in" draw:textarea-vertical-align="middle" draw:textarea-horizontal-align="center" draw:fill="solid" draw:fill-color="#ffb66c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7">
      <style:graphic-properties fo:wrap-option="no-wrap" fo:padding-top="0in" fo:padding-bottom="0in" fo:padding-left="0in" fo:padding-right="0in" draw:textarea-vertical-align="middle" draw:textarea-horizontal-align="center" draw:fill="solid" draw:fill-color="#ffdbb6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">
      <style:graphic-properties fo:wrap-option="no-wrap" fo:padding-top="0in" fo:padding-bottom="0in" fo:padding-left="0in" fo:padding-right="0in" draw:textarea-vertical-align="middle" draw:textarea-horizontal-align="center" draw:fill="solid" draw:fill-color="#81d41a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3">
      <style:graphic-properties fo:wrap-option="no-wrap" fo:padding-top="0in" fo:padding-bottom="0in" fo:padding-left="0in" fo:padding-right="0in" draw:textarea-vertical-align="middle" draw:textarea-horizontal-align="center" draw:fill="solid" draw:fill-color="#ffff6d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no-wrap" fo:padding-top="0in" fo:padding-bottom="0in" fo:padding-left="0in" fo:padding-right="0in" draw:textarea-vertical-align="middle" draw:textarea-horizontal-align="center" draw:fill="solid" draw:fill-color="#81d41a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">
      <style:graphic-properties fo:wrap-option="no-wrap" fo:padding-top="0in" fo:padding-bottom="0in" fo:padding-left="0in" fo:padding-right="0in" draw:textarea-vertical-align="middle" draw:textarea-horizontal-align="center" draw:fill="solid" draw:fill-color="#cccccc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3">
      <style:graphic-properties fo:wrap-option="no-wrap" fo:padding-top="0in" fo:padding-bottom="0in" fo:padding-left="0in" fo:padding-right="0in" draw:textarea-vertical-align="middle" draw:textarea-horizontal-align="center" draw:fill="solid" draw:fill-color="#ffdbb6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center" draw:fill="solid" draw:fill-color="#ffff6d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6">
      <style:graphic-properties fo:wrap-option="no-wrap" fo:padding-top="0in" fo:padding-bottom="0in" fo:padding-left="0in" fo:padding-right="0in" draw:textarea-vertical-align="middle" draw:textarea-horizontal-align="center" draw:fill="solid" draw:fill-color="#ffb66c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1">
      <style:graphic-properties fo:wrap-option="no-wrap" fo:padding-top="0in" fo:padding-bottom="0in" fo:padding-left="0in" fo:padding-right="0in" draw:textarea-vertical-align="middle" draw:textarea-horizontal-align="center" draw:fill="solid" draw:fill-color="#81d41a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center" draw:fill="solid" draw:fill-color="#81d41a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4">
      <style:graphic-properties fo:wrap-option="no-wrap" fo:padding-top="0in" fo:padding-bottom="0in" fo:padding-left="0in" fo:padding-right="0in" draw:textarea-vertical-align="middle" draw:textarea-horizontal-align="center" draw:fill="solid" draw:fill-color="#ffff6d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">
      <style:graphic-properties fo:wrap-option="no-wrap" fo:padding-top="0in" fo:padding-bottom="0in" fo:padding-left="0in" fo:padding-right="0in" draw:textarea-vertical-align="middle" draw:textarea-horizontal-align="center" draw:fill="solid" draw:fill-color="#ffff6d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7">
      <style:graphic-properties fo:wrap-option="no-wrap" fo:padding-top="0in" fo:padding-bottom="0in" fo:padding-left="0in" fo:padding-right="0in" draw:textarea-vertical-align="middle" draw:textarea-horizontal-align="center" draw:fill="solid" draw:fill-color="#b4c7dc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1">
      <style:graphic-properties fo:wrap-option="no-wrap" fo:padding-top="0in" fo:padding-bottom="0in" fo:padding-left="0in" fo:padding-right="0in" draw:textarea-vertical-align="middle" draw:textarea-horizontal-align="center" draw:fill="solid" draw:fill-color="#ffb66c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4">
      <style:graphic-properties fo:wrap-option="no-wrap" fo:padding-top="0in" fo:padding-bottom="0in" fo:padding-left="0in" fo:padding-right="0in" draw:textarea-vertical-align="middle" draw:textarea-horizontal-align="center" draw:fill="solid" draw:fill-color="#cccccc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7">
      <style:graphic-properties fo:wrap-option="no-wrap" fo:padding-top="0in" fo:padding-bottom="0in" fo:padding-left="0in" fo:padding-right="0in" draw:textarea-vertical-align="middle" draw:textarea-horizontal-align="center" draw:fill="solid" draw:fill-color="#dee6e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no-wrap" fo:padding-top="0in" fo:padding-bottom="0in" fo:padding-left="0in" fo:padding-right="0in" draw:textarea-vertical-align="middle" draw:textarea-horizontal-align="center" draw:fill="solid" draw:fill-color="#dee6e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3">
      <style:graphic-properties fo:wrap-option="no-wrap" fo:padding-top="0in" fo:padding-bottom="0in" fo:padding-left="0in" fo:padding-right="0in" draw:textarea-vertical-align="middle" draw:textarea-horizontal-align="center" draw:fill="solid" draw:fill-color="#ffb66c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6">
      <style:graphic-properties fo:wrap-option="no-wrap" fo:padding-top="0in" fo:padding-bottom="0in" fo:padding-left="0in" fo:padding-right="0in" draw:textarea-vertical-align="middle" draw:textarea-horizontal-align="center" draw:fill="solid" draw:fill-color="#cccccc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9">
      <style:graphic-properties fo:wrap-option="no-wrap" fo:padding-top="0in" fo:padding-bottom="0in" fo:padding-left="0in" fo:padding-right="0in" draw:textarea-vertical-align="middle" draw:textarea-horizontal-align="center" draw:fill="solid" draw:fill-color="#dee6e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no-wrap" fo:padding-top="0in" fo:padding-bottom="0in" fo:padding-left="0in" fo:padding-right="0in" draw:textarea-vertical-align="middle" draw:textarea-horizontal-align="center" draw:fill="solid" draw:fill-color="#ffff6d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no-wrap" fo:padding-top="0in" fo:padding-bottom="0in" fo:padding-left="0in" fo:padding-right="0in" draw:textarea-vertical-align="middle" draw:textarea-horizontal-align="center" draw:fill="solid" draw:fill-color="#81d41a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ca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2">
      <style:graphic-properties fo:wrap-option="no-wrap" fo:padding-top="0in" fo:padding-bottom="0in" fo:padding-left="0in" fo:padding-right="0in" draw:textarea-vertical-align="middle" draw:textarea-horizontal-align="center" draw:fill="solid" draw:fill-color="#ffb66c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shapes>
          <draw:custom-shape svg:x="7.25079in" svg:y="4.814in" svg:width="1.6252in" svg:height="0.47717in" draw:z-index="1" draw:id="id0" draw:style-name="a2" draw:name="Forma libre: forma 1">
            <svg:title/>
            <svg:desc/>
            <text:p text:style-name="a1" text:class-names="" text:cond-style-name=""><text:span text:style-name="a0" text:class-names="">Volley</text:span></text:p>
            <draw:enhanced-geometry xmlns:dr3d="urn:oasis:names:tc:opendocument:xmlns:dr3d:1.0" draw:type="non-primitive" svg:viewBox="0 0 21600 21600" draw:enhanced-path="M ?f8 ?f8 L ?f11 ?f8 ?f9 ?f10 ?f11 ?f9 ?f8 ?f9 ?f16 ?f10 Z N" draw:text-areas="?f18 ?f20 ?f19 ?f21" draw:modifiers="18419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21600 - ?f11"/>
              <draw:equation draw:name="f17" draw:formula="$0 / ?f6"/>
              <draw:equation draw:name="f18" draw:formula="?f12 / ?f6"/>
              <draw:equation draw:name="f19" draw:formula="?f13 / ?f6"/>
              <draw:equation draw:name="f20" draw:formula="?f15 / ?f7"/>
              <draw:equation draw:name="f21" draw:formula="?f14 / ?f7"/>
              <draw:handle draw:handle-position="$0 0" draw:handle-range-x-minimum="0" draw:handle-range-x-maximum="21600"/>
            </draw:enhanced-geometry>
          </draw:custom-shape>
          <draw:custom-shape svg:x="8.70512in" svg:y="4.80731in" svg:width="0.61417in" svg:height="0.49449in" draw:z-index="2" draw:id="id1" draw:style-name="a6" draw:name="Forma libre: forma 2">
            <svg:title/>
            <svg:desc/>
            <text:p text:style-name="a5" text:class-names="" text:cond-style-name=""><text:span text:style-name="a3" text:class-names=""><text:s text:c="3"/></text:span><text:span text:style-name="a4" text:class-names="">OK</text:span></text:p>
            <draw:enhanced-geometry xmlns:dr3d="urn:oasis:names:tc:opendocument:xmlns:dr3d:1.0" draw:type="non-primitive" svg:viewBox="0 0 21600 21600" draw:enhanced-path="M ?f8 ?f8 L ?f11 ?f8 ?f9 ?f10 ?f11 ?f9 ?f8 ?f9 ?f16 ?f10 Z N" draw:text-areas="?f18 ?f20 ?f19 ?f21" draw:modifiers="132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21600 - ?f11"/>
              <draw:equation draw:name="f17" draw:formula="$0 / ?f6"/>
              <draw:equation draw:name="f18" draw:formula="?f12 / ?f6"/>
              <draw:equation draw:name="f19" draw:formula="?f13 / ?f6"/>
              <draw:equation draw:name="f20" draw:formula="?f15 / ?f7"/>
              <draw:equation draw:name="f21" draw:formula="?f14 / ?f7"/>
              <draw:handle draw:handle-position="$0 0" draw:handle-range-x-minimum="0" draw:handle-range-x-maximum="21600"/>
            </draw:enhanced-geometry>
          </draw:custom-shape>
          <draw:custom-shape svg:x="9.31063in" svg:y="5.35536in" svg:width="2.11181in" svg:height="0.48149in" draw:z-index="3" draw:id="id2" draw:style-name="a9" draw:name="Forma libre: forma 3">
            <svg:title/>
            <svg:desc/>
            <text:p text:style-name="a8" text:class-names="" text:cond-style-name=""><text:span text:style-name="a7" text:class-names="">Boss</text:span></text:p>
            <draw:enhanced-geometry xmlns:dr3d="urn:oasis:names:tc:opendocument:xmlns:dr3d:1.0" draw:type="non-primitive" svg:viewBox="0 0 21600 21600" draw:enhanced-path="M ?f8 ?f8 L ?f11 ?f8 ?f9 ?f10 ?f11 ?f9 ?f8 ?f9 ?f16 ?f10 Z N" draw:text-areas="?f18 ?f20 ?f19 ?f21" draw:modifiers="19152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21600 - ?f11"/>
              <draw:equation draw:name="f17" draw:formula="$0 / ?f6"/>
              <draw:equation draw:name="f18" draw:formula="?f12 / ?f6"/>
              <draw:equation draw:name="f19" draw:formula="?f13 / ?f6"/>
              <draw:equation draw:name="f20" draw:formula="?f15 / ?f7"/>
              <draw:equation draw:name="f21" draw:formula="?f14 / ?f7"/>
              <draw:handle draw:handle-position="$0 0" draw:handle-range-x-minimum="0" draw:handle-range-x-maximum="21600"/>
            </draw:enhanced-geometry>
          </draw:custom-shape>
          <draw:custom-shape svg:x="11.9874in" svg:y="7.24893in" svg:width="1.64646in" svg:height="0.47165in" draw:z-index="4" draw:id="id3" draw:style-name="a12" draw:name="Forma libre: forma 4">
            <svg:title/>
            <svg:desc/>
            <text:p text:style-name="a11" text:class-names="" text:cond-style-name=""><text:span text:style-name="a10" text:class-names="">Boxing</text:span></text:p>
            <draw:enhanced-geometry xmlns:dr3d="urn:oasis:names:tc:opendocument:xmlns:dr3d:1.0" draw:type="non-primitive" svg:viewBox="0 0 21600 21600" draw:enhanced-path="M ?f8 ?f8 L ?f11 ?f8 ?f9 ?f10 ?f11 ?f9 ?f8 ?f9 ?f16 ?f10 Z N" draw:text-areas="?f18 ?f20 ?f19 ?f21" draw:modifiers="184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21600 - ?f11"/>
              <draw:equation draw:name="f17" draw:formula="$0 / ?f6"/>
              <draw:equation draw:name="f18" draw:formula="?f12 / ?f6"/>
              <draw:equation draw:name="f19" draw:formula="?f13 / ?f6"/>
              <draw:equation draw:name="f20" draw:formula="?f15 / ?f7"/>
              <draw:equation draw:name="f21" draw:formula="?f14 / ?f7"/>
              <draw:handle draw:handle-position="$0 0" draw:handle-range-x-minimum="0" draw:handle-range-x-maximum="21600"/>
            </draw:enhanced-geometry>
          </draw:custom-shape>
          <draw:custom-shape svg:x="13.45787in" svg:y="7.22804in" svg:width="0.63465in" svg:height="0.49449in" draw:z-index="5" draw:id="id4" draw:style-name="a16" draw:name="Forma libre: forma 5">
            <svg:title/>
            <svg:desc/>
            <text:p text:style-name="a15" text:class-names="" text:cond-style-name=""><text:span text:style-name="a13" text:class-names=""><text:s text:c="3"/></text:span><text:span text:style-name="a14" text:class-names="">OK</text:span></text:p>
            <draw:enhanced-geometry xmlns:dr3d="urn:oasis:names:tc:opendocument:xmlns:dr3d:1.0" draw:type="non-primitive" svg:viewBox="0 0 21600 21600" draw:enhanced-path="M ?f8 ?f8 L ?f11 ?f8 ?f9 ?f10 ?f11 ?f9 ?f8 ?f9 ?f16 ?f10 Z N" draw:text-areas="?f18 ?f20 ?f19 ?f21" draw:modifiers="1347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21600 - ?f11"/>
              <draw:equation draw:name="f17" draw:formula="$0 / ?f6"/>
              <draw:equation draw:name="f18" draw:formula="?f12 / ?f6"/>
              <draw:equation draw:name="f19" draw:formula="?f13 / ?f6"/>
              <draw:equation draw:name="f20" draw:formula="?f15 / ?f7"/>
              <draw:equation draw:name="f21" draw:formula="?f14 / ?f7"/>
              <draw:handle draw:handle-position="$0 0" draw:handle-range-x-minimum="0" draw:handle-range-x-maximum="21600"/>
            </draw:enhanced-geometry>
          </draw:custom-shape>
          <draw:custom-shape svg:x="6.62165in" svg:y="3.63147in" svg:width="0.62008in" svg:height="0.48386in" draw:z-index="6" draw:id="id5" draw:style-name="a20" draw:name="Forma libre: forma 6">
            <svg:title/>
            <svg:desc/>
            <text:p text:style-name="a19" text:class-names="" text:cond-style-name=""><text:span text:style-name="a17" text:class-names=""><text:s text:c="3"/></text:span><text:span text:style-name="a18" text:class-names="">OK</text:span></text:p>
            <draw:enhanced-geometry xmlns:dr3d="urn:oasis:names:tc:opendocument:xmlns:dr3d:1.0" draw:type="non-primitive" svg:viewBox="0 0 21600 21600" draw:enhanced-path="M ?f8 ?f8 L ?f11 ?f8 ?f9 ?f10 ?f11 ?f9 ?f8 ?f9 ?f16 ?f10 Z N" draw:text-areas="?f18 ?f20 ?f19 ?f21" draw:modifiers="13294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21600 - ?f11"/>
              <draw:equation draw:name="f17" draw:formula="$0 / ?f6"/>
              <draw:equation draw:name="f18" draw:formula="?f12 / ?f6"/>
              <draw:equation draw:name="f19" draw:formula="?f13 / ?f6"/>
              <draw:equation draw:name="f20" draw:formula="?f15 / ?f7"/>
              <draw:equation draw:name="f21" draw:formula="?f14 / ?f7"/>
              <draw:handle draw:handle-position="$0 0" draw:handle-range-x-minimum="0" draw:handle-range-x-maximum="21600"/>
            </draw:enhanced-geometry>
          </draw:custom-shape>
          <draw:custom-shape svg:x="14.15394in" svg:y="8.79647in" svg:width="1.6374in" svg:height="0.49173in" draw:z-index="7" draw:id="id6" draw:style-name="a23" draw:name="Forma libre: forma 7">
            <svg:title/>
            <svg:desc/>
            <text:p text:style-name="a22" text:class-names="" text:cond-style-name=""><text:span text:style-name="a21" text:class-names="">Fishing</text:span></text:p>
            <draw:enhanced-geometry xmlns:dr3d="urn:oasis:names:tc:opendocument:xmlns:dr3d:1.0" draw:type="non-primitive" svg:viewBox="0 0 21600 21600" draw:enhanced-path="M ?f8 ?f8 L ?f11 ?f8 ?f9 ?f10 ?f11 ?f9 ?f8 ?f9 ?f16 ?f10 Z N" draw:text-areas="?f18 ?f20 ?f19 ?f21" draw:modifiers="1844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21600 - ?f11"/>
              <draw:equation draw:name="f17" draw:formula="$0 / ?f6"/>
              <draw:equation draw:name="f18" draw:formula="?f12 / ?f6"/>
              <draw:equation draw:name="f19" draw:formula="?f13 / ?f6"/>
              <draw:equation draw:name="f20" draw:formula="?f15 / ?f7"/>
              <draw:equation draw:name="f21" draw:formula="?f14 / ?f7"/>
              <draw:handle draw:handle-position="$0 0" draw:handle-range-x-minimum="0" draw:handle-range-x-maximum="21600"/>
            </draw:enhanced-geometry>
          </draw:custom-shape>
          <draw:custom-shape svg:x="15.63937in" svg:y="8.8071in" svg:width="1.24291in" svg:height="0.47047in" draw:z-index="8" draw:id="id7" draw:style-name="a27" draw:name="Forma libre: forma 8">
            <svg:title/>
            <svg:desc/>
            <text:p text:style-name="a26" text:class-names="" text:cond-style-name=""><text:span text:style-name="a24" text:class-names=""><text:s text:c="3"/></text:span><text:span text:style-name="a25" text:class-names="">OK</text:span></text:p>
            <draw:enhanced-geometry xmlns:dr3d="urn:oasis:names:tc:opendocument:xmlns:dr3d:1.0" draw:type="non-primitive" svg:viewBox="0 0 21600 21600" draw:enhanced-path="M ?f8 ?f8 L ?f11 ?f8 ?f9 ?f10 ?f11 ?f9 ?f8 ?f9 ?f16 ?f10 Z N" draw:text-areas="?f18 ?f20 ?f19 ?f21" draw:modifiers="1745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21600 - ?f11"/>
              <draw:equation draw:name="f17" draw:formula="$0 / ?f6"/>
              <draw:equation draw:name="f18" draw:formula="?f12 / ?f6"/>
              <draw:equation draw:name="f19" draw:formula="?f13 / ?f6"/>
              <draw:equation draw:name="f20" draw:formula="?f15 / ?f7"/>
              <draw:equation draw:name="f21" draw:formula="?f14 / ?f7"/>
              <draw:handle draw:handle-position="$0 0" draw:handle-range-x-minimum="0" draw:handle-range-x-maximum="21600"/>
            </draw:enhanced-geometry>
          </draw:custom-shape>
          <draw:custom-shape svg:x="11.25236in" svg:y="5.35454in" svg:width="0.70197in" svg:height="0.4689in" draw:z-index="9" draw:id="id8" draw:style-name="a31" draw:name="Forma libre: forma 9">
            <svg:title/>
            <svg:desc/>
            <text:p text:style-name="a30" text:class-names="" text:cond-style-name=""><text:span text:style-name="a28" text:class-names=""><text:s text:c="3"/></text:span><text:span text:style-name="a29" text:class-names="">OK</text:span></text:p>
            <draw:enhanced-geometry xmlns:dr3d="urn:oasis:names:tc:opendocument:xmlns:dr3d:1.0" draw:type="non-primitive" svg:viewBox="0 0 21600 21600" draw:enhanced-path="M ?f8 ?f8 L ?f11 ?f8 ?f9 ?f10 ?f11 ?f9 ?f8 ?f9 ?f16 ?f10 Z N" draw:text-areas="?f18 ?f20 ?f19 ?f21" draw:modifiers="14262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21600 - ?f11"/>
              <draw:equation draw:name="f17" draw:formula="$0 / ?f6"/>
              <draw:equation draw:name="f18" draw:formula="?f12 / ?f6"/>
              <draw:equation draw:name="f19" draw:formula="?f13 / ?f6"/>
              <draw:equation draw:name="f20" draw:formula="?f15 / ?f7"/>
              <draw:equation draw:name="f21" draw:formula="?f14 / ?f7"/>
              <draw:handle draw:handle-position="$0 0" draw:handle-range-x-minimum="0" draw:handle-range-x-maximum="21600"/>
            </draw:enhanced-geometry>
          </draw:custom-shape>
          <draw:custom-shape svg:x="4.76654in" svg:y="3.65788in" svg:width="2.02835in" svg:height="0.46024in" draw:z-index="10" draw:id="id9" draw:style-name="a34" draw:name="Forma libre: forma 10">
            <svg:title/>
            <svg:desc/>
            <text:p text:style-name="a33" text:class-names="" text:cond-style-name=""><text:span text:style-name="a32" text:class-names="">Chess</text:span></text:p>
            <draw:enhanced-geometry xmlns:dr3d="urn:oasis:names:tc:opendocument:xmlns:dr3d:1.0" draw:type="non-primitive" svg:viewBox="0 0 21600 21600" draw:enhanced-path="M ?f8 ?f8 L ?f11 ?f8 ?f9 ?f10 ?f11 ?f9 ?f8 ?f9 ?f16 ?f10 Z N" draw:text-areas="?f18 ?f20 ?f19 ?f21" draw:modifiers="19047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21600 - ?f11"/>
              <draw:equation draw:name="f17" draw:formula="$0 / ?f6"/>
              <draw:equation draw:name="f18" draw:formula="?f12 / ?f6"/>
              <draw:equation draw:name="f19" draw:formula="?f13 / ?f6"/>
              <draw:equation draw:name="f20" draw:formula="?f15 / ?f7"/>
              <draw:equation draw:name="f21" draw:formula="?f14 / ?f7"/>
              <draw:handle draw:handle-position="$0 0" draw:handle-range-x-minimum="0" draw:handle-range-x-maximum="21600"/>
            </draw:enhanced-geometry>
          </draw:custom-shape>
          <draw:custom-shape svg:x="17.68656in" svg:y="10.3459in" svg:width="2.12638in" svg:height="0.58976in" draw:z-index="11" draw:id="id10" draw:style-name="a37" draw:name="Forma libre: forma 11">
            <svg:title/>
            <svg:desc/>
            <text:p text:style-name="a36" text:class-names="" text:cond-style-name=""><text:span text:style-name="a35" text:class-names="">Presentació</text:span></text:p>
            <draw:enhanced-geometry xmlns:dr3d="urn:oasis:names:tc:opendocument:xmlns:dr3d:1.0" draw:path-stretchpoint-x="21600" draw:path-stretchpoint-y="21600" draw:type="non-primitive" svg:viewBox="0 0 21600 21600" draw:enhanced-path="M ?f7 ?f7 L ?f13 ?f7 ?f13 ?f14 ?f7 ?f14 Z N M ?f7 ?f7 L ?f13 ?f7 ?f15 ?f12 ?f12 ?f12 Z N M ?f13 ?f7 L ?f13 ?f14 ?f15 ?f16 ?f15 ?f12 Z N M ?f13 ?f14 L ?f7 ?f14 ?f12 ?f16 ?f15 ?f16 Z N M ?f7 ?f14 L ?f7 ?f7 ?f12 ?f12 ?f12 ?f16 Z N" draw:text-areas="?f12 ?f12 ?f15 ?f16" draw:modifiers="27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$0"/>
              <draw:equation draw:name="f9" draw:formula="?f8 * 21599"/>
              <draw:equation draw:name="f10" draw:formula="21600 * ?f5"/>
              <draw:equation draw:name="f11" draw:formula="21600 * ?f4"/>
              <draw:equation draw:name="f12" draw:formula="?f9 / 21600"/>
              <draw:equation draw:name="f13" draw:formula="?f10 / ?f6"/>
              <draw:equation draw:name="f14" draw:formula="?f11 / ?f6"/>
              <draw:equation draw:name="f15" draw:formula="?f13 - ?f12"/>
              <draw:equation draw:name="f16" draw:formula="?f14 - ?f12"/>
            </draw:enhanced-geometry>
          </draw:custom-shape>
          <draw:custom-shape svg:x="0.64252in" svg:y="1.37922in" svg:width="1.06614in" svg:height="0.29449in" draw:z-index="12" draw:id="id11" draw:style-name="a40" draw:name="Forma libre: forma 12">
            <svg:title/>
            <svg:desc/>
            <text:p text:style-name="a39" text:class-names="" text:cond-style-name=""><text:span text:style-name="a38" text:class-names="">Escenaris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38802in" svg:y="3.1454in" svg:width="1.01229in" svg:height="0.34606in" draw:z-index="13" draw:id="id12" draw:style-name="a43" draw:name="Forma libre: forma 13">
            <svg:title/>
            <svg:desc/>
            <text:p text:style-name="a42" text:class-names="" text:cond-style-name=""><text:span text:style-name="a41" text:class-names="">Cinemàtiques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2.87992in" svg:y="2.19527in" svg:width="0.87598in" svg:height="0.33386in" draw:z-index="14" draw:id="id13" draw:style-name="a46" draw:name="Forma libre: forma 14">
            <svg:title/>
            <svg:desc/>
            <text:p text:style-name="a45" text:class-names="" text:cond-style-name=""><text:span text:style-name="a44" text:class-names="">Textos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76339in" svg:y="1.734in" svg:width="1.05433in" svg:height="0.31063in" draw:z-index="15" draw:id="id14" draw:style-name="a49" draw:name="Forma libre: forma 15">
            <svg:title/>
            <svg:desc/>
            <text:p text:style-name="a48" text:class-names="" text:cond-style-name=""><text:span text:style-name="a47" text:class-names="">Menús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9.81374in" svg:y="5.95792in" svg:width="1.0185in" svg:height="0.31457in" draw:z-index="16" draw:id="id15" draw:style-name="a52" draw:name="Forma libre: forma 16">
            <svg:title/>
            <svg:desc/>
            <text:p text:style-name="a51" text:class-names="" text:cond-style-name=""><text:span text:style-name="a50" text:class-names="">Cinemàtiques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2.57717in" svg:y="7.92916in" svg:width="0.9752in" svg:height="0.31339in" draw:z-index="17" draw:id="id16" draw:style-name="a57" draw:name="Forma libre: forma 17">
            <svg:title/>
            <svg:desc/>
            <text:p text:style-name="a54" text:class-names="" text:cond-style-name=""><text:span text:style-name="a53" text:class-names="">Clauer</text:span></text:p>
            <text:p text:style-name="a56" text:class-names="" text:cond-style-name=""><text:span text:style-name="a55" text:class-names="">3D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4.71299in" svg:y="9.40688in" svg:width="1.61457in" svg:height="0.31024in" draw:z-index="18" draw:id="id17" draw:style-name="a60" draw:name="Forma libre: forma 18">
            <svg:title/>
            <svg:desc/>
            <text:p text:style-name="a59" text:class-names="" text:cond-style-name=""><text:span text:style-name="a58" text:class-names="">Documentació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2.96195in" svg:y="8.46419in" svg:width="1.00079in" svg:height="0.30157in" draw:z-index="19" draw:id="id18" draw:style-name="a63" draw:name="Forma libre: forma 19">
            <svg:title/>
            <svg:desc/>
            <text:p text:style-name="a62" text:class-names="" text:cond-style-name=""><text:span text:style-name="a61" text:class-names="">Capsa del joc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0.62608in" svg:y="6.49608in" svg:width="0.99213in" svg:height="0.30354in" draw:z-index="20" draw:id="id19" draw:style-name="a66" draw:name="Forma libre: forma 20">
            <svg:title/>
            <svg:desc/>
            <text:p text:style-name="a65" text:class-names="" text:cond-style-name=""><text:span text:style-name="a64" text:class-names="">Crèdits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4.77865in" svg:y="9.92187in" svg:width="1.11979in" svg:height="0.41667in" draw:z-index="21" draw:id="id20" draw:style-name="a71" draw:name="Forma libre: forma 21">
            <svg:title/>
            <svg:desc/>
            <text:p text:style-name="a70" text:class-names="" text:cond-style-name=""><text:span text:style-name="a67" text:class-names="">Millores</text:span><text:span text:style-name="a68" text:class-names=""><text:s text:c="1"/>visuals</text:span><text:span text:style-name="a69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0.01302in" svg:y="0.82031in" svg:width="1.5625in" svg:height="0.33386in" draw:z-index="22" draw:id="id21" draw:style-name="a74" draw:name="Forma libre: forma 22">
            <svg:title/>
            <svg:desc/>
            <text:p text:style-name="a73" text:class-names="" text:cond-style-name=""><text:span text:style-name="a72" text:class-names="">Fil argumental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3.77604in" svg:y="2.70833in" svg:width="1.06614in" svg:height="0.29449in" draw:z-index="23" draw:id="id22" draw:style-name="a77" draw:name="Forma libre: forma 23">
            <svg:title/>
            <svg:desc/>
            <text:p text:style-name="a76" text:class-names="" text:cond-style-name=""><text:span text:style-name="a75" text:class-names="">Personatges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6.44531in" svg:y="4.25781in" svg:width="1.3151in" svg:height="0.45573in" draw:z-index="24" draw:id="id23" draw:style-name="a82" draw:name="Forma libre: forma 24">
            <svg:title/>
            <svg:desc/>
            <text:p text:style-name="a79" text:class-names="" text:cond-style-name=""><text:span text:style-name="a78" text:class-names="">Mecàniques de<text:s text:c="1"/></text:span></text:p>
            <text:p text:style-name="a81" text:class-names="" text:cond-style-name=""><text:span text:style-name="a80" text:class-names="">moviment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table:shapes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9" table:default-cell-style-name="ce1"/>
        <table:table-column table:style-name="co4" table:number-columns-repeated="5" table:default-cell-style-name="ce1"/>
        <table:table-column table:style-name="co5" table:number-columns-repeated="4" table:default-cell-style-name="ce1"/>
        <table:table-column table:style-name="co4" table:number-columns-repeated="4" table:default-cell-style-name="ce1"/>
        <table:table-column table:style-name="co3" table:number-columns-repeated="5" table:default-cell-style-name="ce1"/>
        <table:table-column table:style-name="co6" table:number-columns-repeated="4" table:default-cell-style-name="ce1"/>
        <table:table-column table:style-name="co7" table:number-columns-repeated="16348" table:default-cell-style-name="ce1"/>
        <table:table-row table:style-name="ro1">
          <table:table-cell office:value-type="string" table:style-name="ce2">
            <text:p>Mes0</text:p>
          </table:table-cell>
          <table:table-cell office:value-type="string" table:number-columns-spanned="4" table:number-rows-spanned="1" table:style-name="ce15">
            <text:p>Mes1</text:p>
          </table:table-cell>
          <table:covered-table-cell table:number-columns-repeated="3"/>
          <table:table-cell office:value-type="string" table:number-columns-spanned="5" table:number-rows-spanned="1" table:style-name="ce15">
            <text:p>Mes2</text:p>
          </table:table-cell>
          <table:covered-table-cell table:number-columns-repeated="4"/>
          <table:table-cell office:value-type="string" table:number-columns-spanned="4" table:number-rows-spanned="1" table:style-name="ce15">
            <text:p>Mes3</text:p>
          </table:table-cell>
          <table:covered-table-cell table:number-columns-repeated="3"/>
          <table:table-cell office:value-type="string" table:number-columns-spanned="4" table:number-rows-spanned="1" table:style-name="ce15">
            <text:p>Mes4</text:p>
          </table:table-cell>
          <table:covered-table-cell table:number-columns-repeated="3"/>
          <table:table-cell office:value-type="string" table:number-columns-spanned="5" table:number-rows-spanned="1" table:style-name="ce15">
            <text:p>Mes5</text:p>
          </table:table-cell>
          <table:covered-table-cell table:number-columns-repeated="4"/>
          <table:table-cell office:value-type="string" table:number-columns-spanned="4" table:number-rows-spanned="1" table:style-name="ce15">
            <text:p>Mes6</text:p>
          </table:table-cell>
          <table:covered-table-cell table:number-columns-repeated="3"/>
          <table:table-cell office:value-type="string" table:number-columns-spanned="5" table:number-rows-spanned="1" table:style-name="ce15">
            <text:p>Mes7</text:p>
          </table:table-cell>
          <table:covered-table-cell table:number-columns-repeated="4"/>
          <table:table-cell office:value-type="string" table:number-columns-spanned="4" table:number-rows-spanned="1" table:style-name="ce15">
            <text:p>Mes8</text:p>
          </table:table-cell>
          <table:covered-table-cell table:number-columns-repeated="3"/>
          <table:table-cell table:number-columns-repeated="16348"/>
        </table:table-row>
        <table:table-row table:style-name="ro1">
          <table:table-cell office:value-type="string" table:style-name="ce3">
            <text:p>Jun22</text:p>
          </table:table-cell>
          <table:table-cell office:value-type="string" table:number-columns-spanned="4" table:number-rows-spanned="1" table:style-name="ce16">
            <text:p>Jul2022</text:p>
          </table:table-cell>
          <table:covered-table-cell table:number-columns-repeated="3"/>
          <table:table-cell office:value-type="string" table:number-columns-spanned="5" table:number-rows-spanned="1" table:style-name="ce16">
            <text:p>Ago2022</text:p>
          </table:table-cell>
          <table:covered-table-cell table:number-columns-repeated="4"/>
          <table:table-cell office:value-type="string" table:number-columns-spanned="4" table:number-rows-spanned="1" table:style-name="ce16">
            <text:p>Set2022</text:p>
          </table:table-cell>
          <table:covered-table-cell table:number-columns-repeated="3"/>
          <table:table-cell office:value-type="string" table:number-columns-spanned="4" table:number-rows-spanned="1" table:style-name="ce16">
            <text:p>Oct2022</text:p>
          </table:table-cell>
          <table:covered-table-cell table:number-columns-repeated="3"/>
          <table:table-cell office:value-type="string" table:number-columns-spanned="5" table:number-rows-spanned="1" table:style-name="ce16">
            <text:p>Nov2022</text:p>
          </table:table-cell>
          <table:covered-table-cell table:number-columns-repeated="4"/>
          <table:table-cell office:value-type="string" table:number-columns-spanned="4" table:number-rows-spanned="1" table:style-name="ce16">
            <text:p>Des2022</text:p>
          </table:table-cell>
          <table:covered-table-cell table:number-columns-repeated="3"/>
          <table:table-cell office:value-type="string" table:number-columns-spanned="5" table:number-rows-spanned="1" table:style-name="ce16">
            <text:p>Gen2023</text:p>
          </table:table-cell>
          <table:covered-table-cell table:number-columns-repeated="4"/>
          <table:table-cell office:value-type="string" table:number-columns-spanned="4" table:number-rows-spanned="1" table:style-name="ce16">
            <text:p>Feb2023</text:p>
          </table:table-cell>
          <table:covered-table-cell table:number-columns-repeated="3"/>
          <table:table-cell table:number-columns-repeated="16348"/>
        </table:table-row>
        <table:table-row table:style-name="ro2">
          <table:table-cell office:value-type="date" office:date-value="2022-06-27T00:00:00" table:style-name="ce4">
            <text:p>27/jun</text:p>
          </table:table-cell>
          <table:table-cell office:value-type="date" office:date-value="2022-07-04T00:00:00" table:style-name="ce4">
            <text:p>04/jul</text:p>
          </table:table-cell>
          <table:table-cell office:value-type="date" office:date-value="2022-07-11T00:00:00" table:style-name="ce4">
            <text:p>11/jul</text:p>
          </table:table-cell>
          <table:table-cell office:value-type="date" office:date-value="2022-07-18T00:00:00" table:style-name="ce4">
            <text:p>18/jul</text:p>
          </table:table-cell>
          <table:table-cell office:value-type="date" office:date-value="2022-07-25T00:00:00" table:style-name="ce4">
            <text:p>25/jul</text:p>
          </table:table-cell>
          <table:table-cell office:value-type="date" office:date-value="2022-08-01T00:00:00" table:style-name="ce4">
            <text:p>01/ago</text:p>
          </table:table-cell>
          <table:table-cell office:value-type="date" office:date-value="2022-08-08T00:00:00" table:style-name="ce4">
            <text:p>08/ago</text:p>
          </table:table-cell>
          <table:table-cell office:value-type="date" office:date-value="2022-08-15T00:00:00" table:style-name="ce4">
            <text:p>15/ago</text:p>
          </table:table-cell>
          <table:table-cell office:value-type="date" office:date-value="2022-08-22T00:00:00" table:style-name="ce4">
            <text:p>22/ago</text:p>
          </table:table-cell>
          <table:table-cell office:value-type="date" office:date-value="2022-08-29T00:00:00" table:style-name="ce4">
            <text:p>29/ago</text:p>
          </table:table-cell>
          <table:table-cell office:value-type="date" office:date-value="2022-09-05T00:00:00" table:style-name="ce4">
            <text:p>05/sep</text:p>
          </table:table-cell>
          <table:table-cell office:value-type="date" office:date-value="2022-09-12T00:00:00" table:style-name="ce4">
            <text:p>12/sep</text:p>
          </table:table-cell>
          <table:table-cell office:value-type="date" office:date-value="2022-09-19T00:00:00" table:style-name="ce4">
            <text:p>19/sep</text:p>
          </table:table-cell>
          <table:table-cell office:value-type="date" office:date-value="2022-09-26T00:00:00" table:style-name="ce4">
            <text:p>26/sep</text:p>
          </table:table-cell>
          <table:table-cell office:value-type="date" office:date-value="2022-10-03T00:00:00" table:style-name="ce4">
            <text:p>03/oct</text:p>
          </table:table-cell>
          <table:table-cell office:value-type="date" office:date-value="2022-10-10T00:00:00" table:style-name="ce4">
            <text:p>10/oct</text:p>
          </table:table-cell>
          <table:table-cell office:value-type="date" office:date-value="2022-10-17T00:00:00" table:style-name="ce4">
            <text:p>17/oct</text:p>
          </table:table-cell>
          <table:table-cell office:value-type="date" office:date-value="2022-10-24T00:00:00" table:style-name="ce4">
            <text:p>24/oct</text:p>
          </table:table-cell>
          <table:table-cell office:value-type="date" office:date-value="2022-10-31T00:00:00" table:style-name="ce4">
            <text:p>31/oct</text:p>
          </table:table-cell>
          <table:table-cell office:value-type="date" office:date-value="2022-11-07T00:00:00" table:style-name="ce4">
            <text:p>07/nov</text:p>
          </table:table-cell>
          <table:table-cell office:value-type="date" office:date-value="2022-11-14T00:00:00" table:style-name="ce4">
            <text:p>14/nov</text:p>
          </table:table-cell>
          <table:table-cell office:value-type="date" office:date-value="2022-11-21T00:00:00" table:style-name="ce4">
            <text:p>21/nov</text:p>
          </table:table-cell>
          <table:table-cell office:value-type="date" office:date-value="2022-11-28T00:00:00" table:style-name="ce4">
            <text:p>28/nov</text:p>
          </table:table-cell>
          <table:table-cell office:value-type="date" office:date-value="2022-12-05T00:00:00" table:style-name="ce4">
            <text:p>05/dic</text:p>
          </table:table-cell>
          <table:table-cell office:value-type="date" office:date-value="2022-12-12T00:00:00" table:style-name="ce4">
            <text:p>12/dic</text:p>
          </table:table-cell>
          <table:table-cell office:value-type="date" office:date-value="2022-12-19T00:00:00" table:style-name="ce4">
            <text:p>19/dic</text:p>
          </table:table-cell>
          <table:table-cell office:value-type="date" office:date-value="2022-12-26T00:00:00" table:style-name="ce4">
            <text:p>26/dic</text:p>
          </table:table-cell>
          <table:table-cell office:value-type="date" office:date-value="2023-01-02T00:00:00" table:style-name="ce4">
            <text:p>02/ene</text:p>
          </table:table-cell>
          <table:table-cell office:value-type="date" office:date-value="2023-01-09T00:00:00" table:style-name="ce4">
            <text:p>09/ene</text:p>
          </table:table-cell>
          <table:table-cell office:value-type="date" office:date-value="2023-01-16T00:00:00" table:style-name="ce4">
            <text:p>16/ene</text:p>
          </table:table-cell>
          <table:table-cell office:value-type="date" office:date-value="2023-01-23T00:00:00" table:style-name="ce4">
            <text:p>23/ene</text:p>
          </table:table-cell>
          <table:table-cell office:value-type="date" office:date-value="2023-01-30T00:00:00" table:style-name="ce4">
            <text:p>30/ene</text:p>
          </table:table-cell>
          <table:table-cell office:value-type="date" office:date-value="2023-02-06T00:00:00" table:style-name="ce4">
            <text:p>06/feb</text:p>
          </table:table-cell>
          <table:table-cell office:value-type="date" office:date-value="2023-02-13T00:00:00" table:style-name="ce4">
            <text:p>13/feb</text:p>
          </table:table-cell>
          <table:table-cell office:value-type="date" office:date-value="2023-02-20T00:00:00" table:style-name="ce4">
            <text:p>20/feb</text:p>
          </table:table-cell>
          <table:table-cell office:value-type="date" office:date-value="2023-02-27T00:00:00" table:style-name="ce4">
            <text:p>27/feb</text:p>
          </table:table-cell>
          <table:table-cell table:number-columns-repeated="16348"/>
        </table:table-row>
        <table:table-row table:style-name="ro2">
          <table:table-cell table:style-name="ce5"/>
          <table:table-cell table:number-columns-repeated="3" table:style-name="ce6"/>
          <table:table-cell table:style-name="ce7"/>
          <table:table-cell table:number-columns-repeated="4" table:style-name="ce6"/>
          <table:table-cell table:style-name="ce7"/>
          <table:table-cell table:number-columns-repeated="3" table:style-name="ce6"/>
          <table:table-cell table:style-name="ce7"/>
          <table:table-cell table:number-columns-repeated="3" table:style-name="ce6"/>
          <table:table-cell table:style-name="ce7"/>
          <table:table-cell table:number-columns-repeated="4" table:style-name="ce6"/>
          <table:table-cell table:style-name="ce7"/>
          <table:table-cell table:number-columns-repeated="3" table:style-name="ce6"/>
          <table:table-cell table:style-name="ce7"/>
          <table:table-cell table:number-columns-repeated="4" table:style-name="ce6"/>
          <table:table-cell table:style-name="ce7"/>
          <table:table-cell table:number-columns-repeated="3" table:style-name="ce6"/>
          <table:table-cell table:style-name="ce7"/>
          <table:table-cell table:number-columns-repeated="16348"/>
        </table:table-row>
        <table:table-row table:number-rows-repeated="44" table:style-name="ro2">
          <table:table-cell table:style-name="ce8"/>
          <table:table-cell table:number-columns-repeated="3" table:style-name="ce9"/>
          <table:table-cell table:style-name="ce10"/>
          <table:table-cell table:number-columns-repeated="4" table:style-name="ce9"/>
          <table:table-cell table:style-name="ce10"/>
          <table:table-cell table:number-columns-repeated="3" table:style-name="ce9"/>
          <table:table-cell table:style-name="ce10"/>
          <table:table-cell table:number-columns-repeated="3" table:style-name="ce9"/>
          <table:table-cell table:style-name="ce10"/>
          <table:table-cell table:number-columns-repeated="4" table:style-name="ce9"/>
          <table:table-cell table:style-name="ce10"/>
          <table:table-cell table:number-columns-repeated="3" table:style-name="ce9"/>
          <table:table-cell table:style-name="ce10"/>
          <table:table-cell table:number-columns-repeated="4" table:style-name="ce9"/>
          <table:table-cell table:style-name="ce10"/>
          <table:table-cell table:number-columns-repeated="3" table:style-name="ce9"/>
          <table:table-cell table:style-name="ce10"/>
          <table:table-cell table:number-columns-repeated="16348"/>
        </table:table-row>
        <table:table-row table:style-name="ro2">
          <table:table-cell table:style-name="ce8"/>
          <table:table-cell table:number-columns-repeated="3" table:style-name="ce9"/>
          <table:table-cell table:style-name="ce10"/>
          <table:table-cell table:number-columns-repeated="4" table:style-name="ce9"/>
          <table:table-cell table:style-name="ce10"/>
          <table:table-cell table:number-columns-repeated="3" table:style-name="ce9"/>
          <table:table-cell table:style-name="ce10"/>
          <table:table-cell table:number-columns-repeated="3" table:style-name="ce9"/>
          <table:table-cell table:style-name="ce10"/>
          <table:table-cell table:number-columns-repeated="4" table:style-name="ce9"/>
          <table:table-cell table:style-name="ce10"/>
          <table:table-cell table:number-columns-repeated="3" table:style-name="ce9"/>
          <table:table-cell table:style-name="ce10"/>
          <table:table-cell table:number-columns-repeated="4" table:style-name="ce9"/>
          <table:table-cell table:style-name="ce10"/>
          <table:table-cell table:number-columns-repeated="3" table:style-name="ce9"/>
          <table:table-cell table:style-name="ce11"/>
          <table:table-cell table:number-columns-repeated="16348"/>
        </table:table-row>
        <table:table-row table:number-rows-repeated="9" table:style-name="ro2">
          <table:table-cell table:style-name="ce8"/>
          <table:table-cell table:number-columns-repeated="3" table:style-name="ce9"/>
          <table:table-cell table:style-name="ce10"/>
          <table:table-cell table:number-columns-repeated="4" table:style-name="ce9"/>
          <table:table-cell table:style-name="ce10"/>
          <table:table-cell table:number-columns-repeated="3" table:style-name="ce9"/>
          <table:table-cell table:style-name="ce10"/>
          <table:table-cell table:number-columns-repeated="3" table:style-name="ce9"/>
          <table:table-cell table:style-name="ce10"/>
          <table:table-cell table:number-columns-repeated="4" table:style-name="ce9"/>
          <table:table-cell table:style-name="ce10"/>
          <table:table-cell table:number-columns-repeated="3" table:style-name="ce9"/>
          <table:table-cell table:style-name="ce10"/>
          <table:table-cell table:number-columns-repeated="4" table:style-name="ce9"/>
          <table:table-cell table:style-name="ce10"/>
          <table:table-cell table:number-columns-repeated="3" table:style-name="ce9"/>
          <table:table-cell table:style-name="ce10"/>
          <table:table-cell table:number-columns-repeated="16348"/>
        </table:table-row>
        <table:table-row table:style-name="ro2">
          <table:table-cell table:style-name="ce12"/>
          <table:table-cell table:number-columns-repeated="3" table:style-name="ce13"/>
          <table:table-cell table:style-name="ce14"/>
          <table:table-cell table:number-columns-repeated="4" table:style-name="ce13"/>
          <table:table-cell table:style-name="ce14"/>
          <table:table-cell table:number-columns-repeated="3" table:style-name="ce13"/>
          <table:table-cell table:style-name="ce14"/>
          <table:table-cell table:number-columns-repeated="3" table:style-name="ce13"/>
          <table:table-cell table:style-name="ce14"/>
          <table:table-cell table:number-columns-repeated="4" table:style-name="ce13"/>
          <table:table-cell table:style-name="ce14"/>
          <table:table-cell table:number-columns-repeated="3" table:style-name="ce13"/>
          <table:table-cell table:style-name="ce14"/>
          <table:table-cell table:number-columns-repeated="4" table:style-name="ce13"/>
          <table:table-cell table:style-name="ce14"/>
          <table:table-cell table:number-columns-repeated="3" table:style-name="ce13"/>
          <table:table-cell table:style-name="ce14"/>
          <table:table-cell table:number-columns-repeated="16348"/>
        </table:table-row>
        <table:table-row table:number-rows-repeated="104851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textual="true"/>
    </number:date-style>
    <number:date-style style:name="N37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-X="1" style:scale-to-Y="1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creator>TrolloTron .</dc:creator>
    <meta:creation-date>2022-10-16T11:31:05Z</meta:creation-date>
    <dc:date>2022-10-20T17:56:39Z</dc:date>
    <meta:print-date>2022-10-20T17:56:12Z</meta:print-date>
    <meta:editing-cycles>44</meta:editing-cycles>
    <meta:editing-duration>PT9739S</meta:editing-duration>
  </office:meta>
</office:document-meta>
</file>